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name-complex="Courier New"/>
    </style:style>
    <style:style style:name="P2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3" style:family="paragraph" style:parent-style-name="Standard">
      <style:text-properties style:font-name="Courier New" fo:font-size="8pt" fo:language="en" fo:country="US" style:font-name-asian="Courier New" style:font-size-asian="8pt" style:font-name-complex="Courier New"/>
    </style:style>
    <style:style style:name="P4" style:family="paragraph" style:parent-style-name="Standard">
      <style:paragraph-properties fo:margin-left="0cm" fo:margin-right="0cm" fo:text-indent="1.27cm" style:auto-text-indent="false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Название_20_объекта">
      <style:paragraph-properties fo:text-align="center" style:justify-single-word="false"/>
    </style:style>
    <style:style style:name="P11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8pt" style:font-size-asian="8pt" style:font-name-complex="Courier New"/>
    </style:style>
    <style:style style:name="T4" style:family="text">
      <style:text-properties style:font-name="Courier New" fo:font-size="8pt" fo:language="en" fo:country="US" style:font-size-asian="8pt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1" text:outline-level="1">сишные трюки<text:line-break/>(<text:span text:style-name="T1">14h</text:span> выпуск)</text:h>
      <text:p text:style-name="Standard">крис касперски ака мыщъх, <text:span text:style-name="T1">a.k.a. souriz</text:span>, <text:span text:style-name="T1">a.k.a. nezumi</text:span>, <text:span text:style-name="T1">no</text:span>-<text:span text:style-name="T1">email</text:span></text:p>
      <text:p text:style-name="P5"/>
      <text:p text:style-name="P9">о переполняющихся буферах написано много, о переполнении целочисленных/вещественных переменных — чуть меньше, а ведь это одна из фундаментальных проблем языка си, доставляющая программистам массу неприятностей и порождающая целых ворох уязвимостей разной степени тяжести, особенно если программа пишется сразу для нескольких платформ. как быть, что делать? мыщъх делится своим личным боевым опыт (с учетом всех травм и ранений, понесенных в ходе сражений), надеясь, что читатели найдут его полезным, а я тем временем в госпитале с сестричкой…</text:p>
      <text:h text:style-name="Heading_20_2" text:outline-level="2">трюк 1 — закон суров, но он закон!</text:h>
      <text:p text:style-name="P6">Фундаментальность проблемы переполнения целочисленных переменных имеет двойственную природу. Стандарт декларирует, что результат выражения <text:span text:style-name="T1">(a +</text:span> <text:span text:style-name="T1">b) </text:span>в общем случае неопределен (<text:span text:style-name="T1">undefined) </text:span>и зависит как от архитектурных особенностей процессора, так и от "характера" компилятора. Положение усугубляется тем, что Си (в отличии от Паскаля, например) вообще ничего не говорит о разрядности типов данных больших чем байт. <text:span text:style-name="T1">long int </text:span>вполне может равняться <text:span text:style-name="T1">int</text:span>. И хотя начиная с <text:span text:style-name="T1">ANSI C99 </text:span>появились типы <text:span text:style-name="T1">int32_t</text:span>, <text:span text:style-name="T1">int64_t</text:span>, а некоторые компиляторы (в частности, <text:span text:style-name="T1">MS VC) </text:span>еще черт знает с какой версии поддерживают нестандартные типы <text:span text:style-name="T1">_int32 </text:span>и <text:span text:style-name="T1">_int64</text:span>, проблема определения разрядности переменных остается проблемой. Одним процессорам выгоднее обрабатывать 64-битные данные, другим — 32-битные и потому выбирать тип "на вырост", то есть с расчетом, что в него гарантированно влезут обозначенные значения — расточительно и не гуманно.</text:p>
      <text:p text:style-name="P6">К тому же, _гарантии_ что переполнение не произойдет, у нас нет. Обычно при переполнении либо наблюдается изменение знака числа (небольшое знаковое отрицательное превращается в больше беззнаковое), либо "заворот" по модулю, физическим аналогом которого могут служить обычные механические часы. Хинт: <text:span text:style-name="T1">3 + 11 = 2</text:span>, а вовсе не 14! Вот так неожиданность! И ищи потом на каком этапе вычислений данные превращаются в винегрет! А искать можно долго и ошибки возникают даже в полностью отлаженных программах, стоит только скормить им непредвиденную последовательность входных данных!</text:p>
      <text:p text:style-name="P6">LIA-1 (см. приложение "<text:span text:style-name="T1">H" </text:span>к Стандарту <text:span text:style-name="T1">ANSI C99) </text:span>говорит, что в случае отсутствия "заворота" при переполнении знаковых целочисленных переменных, компилятор должен генерировать сигнал (ну, или, в терминах <text:span text:style-name="T1">Microsoft</text:span>, выбрасывать исключение). Поскольку, знаковый бит на <text:span text:style-name="T1">x86 </text:span>процессорах расположен по старшему адресу, заворота не происходит и некоторые компиляторы учитывают это обстоятельство при генерации кода. В частности, <text:span text:style-name="T1">GCC </text:span>поддерживает специальный флаг "-ftrapv". Посмотрим, как он работает?</text:p>
      <text:p text:style-name="P7"/>
      <text:p text:style-name="P1">foo(int a, int b)</text:p>
      <text:p text:style-name="P1">{</text:p>
      <text:p text:style-name="P1"><text:tab/>return a+b;</text:p>
      <text:p text:style-name="P1">}</text:p>
      <text:p text:style-name="P10">Листинг <text:sequence text:ref-name="refЛистинг0" text:name="Листинг" text:formula="ooow:Листинг+1" style:num-format="1">1</text:sequence> исходная функция, складывающая два знаковых числа типа <text:span text:style-name="T1">int</text:span></text:p>
      <text:p text:style-name="P1">foo<text:tab/>proc near</text:p>
      <text:p text:style-name="Standard"><text:span text:style-name="T3"><text:tab/>push</text:span><text:span text:style-name="T4"><text:tab/></text:span><text:span text:style-name="T3">ebp</text:span><text:span text:style-name="T4"><text:tab/><text:tab/></text:span><text:span text:style-name="T3"><text:tab/></text:span><text:span text:style-name="T4">; </text:span><text:span text:style-name="T3">открываем кадр</text:span></text:p>
      <text:p text:style-name="Standard"><text:span text:style-name="T3"><text:tab/>mov</text:span><text:span text:style-name="T4"><text:tab/></text:span><text:span text:style-name="T3">ebp, esp<text:tab/></text:span><text:span text:style-name="T4"><text:tab/></text:span><text:span text:style-name="T3">;<text:tab/><text:tab/>стека</text:span></text:p>
      <text:p text:style-name="Standard"><text:span text:style-name="T3"><text:tab/>mov</text:span><text:span text:style-name="T4"><text:tab/></text:span><text:span text:style-name="T3">eax, [ebp+arg_4]<text:tab/></text:span><text:span text:style-name="T4">; </text:span><text:span text:style-name="T3">грузим аргумент </text:span><text:span text:style-name="T4">b </text:span><text:span text:style-name="T3">в </text:span><text:span text:style-name="T4">EAX</text:span></text:p>
      <text:p text:style-name="Standard"><text:span text:style-name="T3"><text:tab/>add</text:span><text:span text:style-name="T4"><text:tab/></text:span><text:span text:style-name="T3">eax, [ebp+arg_0]</text:span><text:span text:style-name="T4"><text:tab/>; EAX := (a + b)</text:span></text:p>
      <text:p text:style-name="Standard"><text:span text:style-name="T3"><text:tab/>pop</text:span><text:span text:style-name="T4"><text:tab/></text:span><text:span text:style-name="T3">ebp</text:span><text:span text:style-name="T4"><text:tab/><text:tab/><text:tab/>; </text:span><text:span text:style-name="T3">закрываем кадр стека</text:span></text:p>
      <text:p text:style-name="Standard"><text:span text:style-name="T4"><text:tab/></text:span><text:span text:style-name="T3">retn<text:tab/><text:tab/><text:tab/><text:tab/></text:span><text:span text:style-name="T4">; </text:span><text:span text:style-name="T3">возвращаем сумму </text:span><text:span text:style-name="T4">(a+b)</text:span><text:span text:style-name="T3"> в </text:span><text:span text:style-name="T4">EAX</text:span></text:p>
      <text:p text:style-name="Standard"><text:span text:style-name="T3">foo</text:span><text:span text:style-name="T4"><text:tab/></text:span><text:span text:style-name="T3">endp</text:span></text:p>
      <text:p text:style-name="P10">Листинг<text:span text:style-name="T1"> </text:span><text:sequence text:ref-name="refЛистинг1" text:name="Листинг" text:formula="ooow:Листинг+1" style:num-format="1">2</text:sequence><text:span text:style-name="T1"> </text:span>компиляция компилятором <text:span text:style-name="T1">GCC </text:span>с ключами по умолчанию</text:p>
      <text:p text:style-name="P6">Очевидно, что результат работы данной функции непредсказуем, и, если сумма двух <text:span text:style-name="T1">int'</text:span>ов не влезет в отведенную разрядность, нам вернется черт знает что. А вот теперь используем флаг -ftrapv<text:span text:style-name="T1">:</text:span></text:p>
      <text:p text:style-name="P7"/>
      <text:p text:style-name="Standard"><text:soft-page-break/><text:span text:style-name="T4">foo</text:span><text:span text:style-name="T3"><text:tab/></text:span><text:span text:style-name="T4">proc near</text:span></text:p>
      <text:p text:style-name="P2"/>
      <text:p text:style-name="Standard"><text:span text:style-name="T3"><text:tab/></text:span><text:span text:style-name="T4">push</text:span><text:span text:style-name="T3"><text:tab/></text:span><text:span text:style-name="T4">ebp</text:span><text:span text:style-name="T3"><text:tab/></text:span><text:span text:style-name="T4"><text:tab/></text:span><text:span text:style-name="T3"><text:tab/></text:span><text:span text:style-name="T4">; </text:span><text:span text:style-name="T3">открываем</text:span></text:p>
      <text:p text:style-name="Standard"><text:span text:style-name="T3"><text:tab/></text:span><text:span text:style-name="T4">mov</text:span><text:span text:style-name="T3"><text:tab/></text:span><text:span text:style-name="T4">ebp, esp<text:tab/></text:span><text:span text:style-name="T3"><text:tab/></text:span><text:span text:style-name="T4">;</text:span><text:span text:style-name="T3"><text:tab/></text:span><text:span text:style-name="T4"><text:tab/></text:span><text:span text:style-name="T3">кадр</text:span></text:p>
      <text:p text:style-name="Standard"><text:span text:style-name="T3"><text:tab/></text:span><text:span text:style-name="T4">sub</text:span><text:span text:style-name="T3"><text:tab/></text:span><text:span text:style-name="T4">esp, 18h<text:tab/></text:span><text:span text:style-name="T3"><text:tab/></text:span><text:span text:style-name="T4">;<text:tab/><text:tab/><text:tab/></text:span><text:span text:style-name="T3">стека</text:span></text:p>
      <text:p text:style-name="Standard"><text:span text:style-name="T3"><text:tab/></text:span><text:span text:style-name="T4">mov</text:span><text:span text:style-name="T3"><text:tab/></text:span><text:span text:style-name="T4">eax, [ebp+arg_4]</text:span><text:span text:style-name="T3"><text:tab/></text:span><text:span text:style-name="T4">; </text:span><text:span text:style-name="T3">грузим аргумент </text:span><text:span text:style-name="T4">b</text:span><text:span text:style-name="T3"> в </text:span><text:span text:style-name="T4">EAX</text:span></text:p>
      <text:p text:style-name="Standard"><text:span text:style-name="T3"><text:tab/></text:span><text:span text:style-name="T4">mov</text:span><text:span text:style-name="T3"><text:tab/></text:span><text:span text:style-name="T4">[esp+18h+var_14], eax<text:tab/>; </text:span><text:span text:style-name="T3">передаем аргумент </text:span><text:span text:style-name="T4">b </text:span><text:span text:style-name="T3">функции </text:span><text:span text:style-name="T4">__addvsi3</text:span></text:p>
      <text:p text:style-name="Standard"><text:span text:style-name="T3"><text:tab/></text:span><text:span text:style-name="T4">mov</text:span><text:span text:style-name="T3"><text:tab/></text:span><text:span text:style-name="T4">eax, [ebp+arg_0]</text:span><text:span text:style-name="T3"><text:tab/></text:span><text:span text:style-name="T4">; </text:span><text:span text:style-name="T3">грузим аргумент </text:span><text:span text:style-name="T4">a </text:span><text:span text:style-name="T3">в </text:span><text:span text:style-name="T4">EAX</text:span><text:span text:style-name="T3"> </text:span></text:p>
      <text:p text:style-name="Standard"><text:span text:style-name="T3"><text:tab/></text:span><text:span text:style-name="T4">mov</text:span><text:span text:style-name="T3"><text:tab/></text:span><text:span text:style-name="T4"> [esp+18h+var_18], eax</text:span><text:span text:style-name="T3"><text:tab/></text:span><text:span text:style-name="T4">; </text:span><text:span text:style-name="T3">передаем аргумент </text:span><text:span text:style-name="T4">a </text:span><text:span text:style-name="T3">Функции </text:span><text:span text:style-name="T4">__addvsi3</text:span></text:p>
      <text:p text:style-name="Standard"><text:span text:style-name="T3"><text:tab/></text:span><text:span text:style-name="T4">call</text:span><text:span text:style-name="T3"><text:tab/></text:span><text:span text:style-name="T4">__addvsi3</text:span><text:span text:style-name="T3"><text:tab/><text:tab/></text:span><text:span text:style-name="T4">; __addvsi3(a, b); // </text:span><text:span text:style-name="T3">безопасное сложение</text:span></text:p>
      <text:p text:style-name="Standard"><text:span text:style-name="T3"><text:tab/></text:span><text:span text:style-name="T4">leave<text:tab/><text:tab/><text:tab/><text:tab/>; </text:span><text:span text:style-name="T3">закрываем кадр стека</text:span></text:p>
      <text:p text:style-name="Standard"><text:span text:style-name="T3"><text:tab/></text:span><text:span text:style-name="T4">retn</text:span><text:span text:style-name="T3"><text:tab/><text:tab/><text:tab/><text:tab/></text:span><text:span text:style-name="T4">; </text:span><text:span text:style-name="T3">возвращаем сумму </text:span><text:span text:style-name="T4">(a+b)</text:span><text:span text:style-name="T3"> в </text:span><text:span text:style-name="T4">EAX</text:span></text:p>
      <text:p text:style-name="Standard"><text:span text:style-name="T4">foo</text:span><text:span text:style-name="T3"><text:tab/></text:span><text:span text:style-name="T4">endp</text:span></text:p>
      <text:p text:style-name="P3">…</text:p>
      <text:p text:style-name="P2">__addvsi3<text:tab/>proc near</text:p>
      <text:p text:style-name="Standard"><text:span text:style-name="T4"><text:tab/>push<text:tab/>ebp<text:tab/><text:tab/><text:tab/>; </text:span><text:span text:style-name="T3">открываем</text:span></text:p>
      <text:p text:style-name="Standard"><text:span text:style-name="T4"><text:tab/>mov<text:tab/>ebp, esp</text:span><text:span text:style-name="T3"><text:tab/><text:tab/></text:span><text:span text:style-name="T4">; <text:tab/><text:tab/></text:span><text:span text:style-name="T3">кадр</text:span></text:p>
      <text:p text:style-name="Standard"><text:span text:style-name="T4"><text:tab/>sub<text:tab/>esp, 8</text:span><text:span text:style-name="T3"><text:tab/><text:tab/><text:tab/></text:span><text:span text:style-name="T4">; <text:tab/><text:tab/><text:tab/></text:span><text:span text:style-name="T3">стека</text:span></text:p>
      <text:p text:style-name="Standard"><text:span text:style-name="T4"><text:tab/>mov<text:tab/>[ebp+var_4], ebx</text:span><text:span text:style-name="T3"><text:tab/></text:span><text:span text:style-name="T4">; </text:span><text:span text:style-name="T3">сохраняем </text:span><text:span text:style-name="T4">EBX </text:span><text:span text:style-name="T3">в лок. переменной</text:span></text:p>
      <text:p text:style-name="Standard"><text:span text:style-name="T4"><text:tab/>mov<text:tab/>eax, [ebp+arg_4]</text:span><text:span text:style-name="T3"><text:tab/></text:span><text:span text:style-name="T4">; </text:span><text:span text:style-name="T3">грузим аргумент </text:span><text:span text:style-name="T4">b </text:span><text:span text:style-name="T3">в </text:span><text:span text:style-name="T4">EAX</text:span></text:p>
      <text:p text:style-name="Standard"><text:span text:style-name="T4"><text:tab/>call<text:tab/>__i686_get_pc_thunk_bx<text:tab/>;</text:span><text:span text:style-name="T3">грузим </text:span><text:span text:style-name="T4">thunk</text:span><text:span text:style-name="T3"> в </text:span><text:span text:style-name="T4">EBX</text:span></text:p>
      <text:p text:style-name="Standard"><text:span text:style-name="T4"><text:tab/>add<text:tab/>ebx, 122Fh</text:span><text:span text:style-name="T3"><text:tab/><text:tab/></text:span><text:span text:style-name="T4">; -&gt; GLOBAL_OFFSET_TABLE</text:span></text:p>
      <text:p text:style-name="Standard"><text:span text:style-name="T4"><text:tab/>mov<text:tab/>ecx, [ebp+arg_0]<text:tab/>; </text:span><text:span text:style-name="T3">грузим аргумент </text:span><text:span text:style-name="T4">a </text:span><text:span text:style-name="T3">в </text:span><text:span text:style-name="T4">ECX</text:span></text:p>
      <text:p text:style-name="Standard"><text:span text:style-name="T4"><text:tab/>test<text:tab/>eax, eax<text:tab/><text:tab/>; </text:span><text:span text:style-name="T3">определяем знак аргумента </text:span><text:span text:style-name="T4">b</text:span></text:p>
      <text:p text:style-name="P2"><text:tab/>lea<text:tab/>edx, [eax+ecx]<text:tab/><text:tab/>; EDX := a + b</text:p>
      <text:p text:style-name="Standard"><text:span text:style-name="T4"><text:tab/>js<text:tab/>short loc_8048410<text:tab/>; </text:span><text:span text:style-name="T3">прыгаем если знак</text:span></text:p>
      <text:p text:style-name="P2">; ───────────────────────────────────────────────────────────────────────────</text:p>
      <text:p text:style-name="Standard"><text:span text:style-name="T3"><text:tab/><text:tab/><text:tab/><text:tab/><text:tab/></text:span><text:span text:style-name="T4">; </text:span><text:span text:style-name="T3">работаем с беззнаковыми переменными</text:span></text:p>
      <text:p text:style-name="Standard"><text:span text:style-name="T4"><text:tab/>cmp<text:tab/>edx, ecx</text:span><text:span text:style-name="T3"><text:tab/><text:tab/></text:span><text:span text:style-name="T4">; if ((a + b) &gt;= a)</text:span></text:p>
      <text:p text:style-name="P2"><text:tab/>jge<text:tab/>short loc_8048400<text:tab/>; <text:tab/><text:tab/><text:tab/>goto OK</text:p>
      <text:p text:style-name="P2"/>
      <text:p text:style-name="Standard"><text:span text:style-name="T4">loc_80483F5:<text:tab/><text:tab/><text:tab/><text:tab/>; </text:span><text:span text:style-name="T3">если </text:span><text:span text:style-name="T4">((a + b) &lt; a)…</text:span></text:p>
      <text:p text:style-name="Standard"><text:span text:style-name="T4"><text:tab/>call<text:tab/>_abort</text:span><text:span text:style-name="T3"><text:tab/><text:tab/><text:tab/></text:span><text:span text:style-name="T4">; </text:span><text:span text:style-name="T3"><text:tab/>то имело место переполнение</text:span></text:p>
      <text:p text:style-name="Standard"><text:span text:style-name="T4"><text:tab/>lea<text:tab/>esi, [esi+0]</text:span><text:span text:style-name="T3"><text:tab/><text:tab/></text:span><text:span text:style-name="T4">; <text:tab/><text:tab/></text:span><text:span text:style-name="T3">и мы абортаемся</text:span></text:p>
      <text:p text:style-name="P2"/>
      <text:p text:style-name="Standard"><text:span text:style-name="T4">loc_8048400:</text:span><text:span text:style-name="T3"><text:tab/><text:tab/><text:tab/><text:tab/></text:span><text:span text:style-name="T4">; </text:span><text:span text:style-name="T3">нормальное продолжение программы</text:span></text:p>
      <text:p text:style-name="Standard"><text:span text:style-name="T4"><text:tab/>mov<text:tab/>ebx, [ebp+var_4]</text:span><text:span text:style-name="T3"><text:tab/></text:span><text:span text:style-name="T4">; </text:span><text:span text:style-name="T3">восстанавливаем </text:span><text:span text:style-name="T4">EBX</text:span></text:p>
      <text:p text:style-name="Standard"><text:span text:style-name="T4"><text:tab/>mov<text:tab/>eax, edx<text:tab/><text:tab/>; </text:span><text:span text:style-name="T3">перегоняем в </text:span><text:span text:style-name="T4">EAX (a+b)</text:span></text:p>
      <text:p text:style-name="Standard"><text:span text:style-name="T4"><text:tab/>mov<text:tab/>esp, ebp<text:tab/><text:tab/>; </text:span><text:span text:style-name="T3">закрываем</text:span></text:p>
      <text:p text:style-name="Standard"><text:span text:style-name="T4"><text:tab/>pop<text:tab/>ebp</text:span><text:span text:style-name="T3"><text:tab/><text:tab/><text:tab/></text:span><text:span text:style-name="T4">; <text:tab/></text:span><text:span text:style-name="T3">кадр стека</text:span></text:p>
      <text:p text:style-name="Standard"><text:span text:style-name="T4"><text:tab/>retn</text:span><text:span text:style-name="T3"><text:tab/><text:tab/><text:tab/><text:tab/></text:span><text:span text:style-name="T4">; </text:span><text:span text:style-name="T3">возвращаем </text:span><text:span text:style-name="T4">(a+b) </text:span><text:span text:style-name="T3">в </text:span><text:span text:style-name="T4">EAX</text:span></text:p>
      <text:p text:style-name="P2">; ───────────────────────────────────────────────────────────────────────────</text:p>
      <text:p text:style-name="Standard"><text:span text:style-name="T4">loc_8048410:<text:tab/><text:tab/><text:tab/><text:tab/>; </text:span><text:span text:style-name="T3">работаем со знаковыми </text:span></text:p>
      <text:p text:style-name="Standard"><text:span text:style-name="T3"><text:tab/></text:span><text:span text:style-name="T4">cmp</text:span><text:span text:style-name="T3"><text:tab/></text:span><text:span text:style-name="T4">edx, ecx<text:tab/><text:tab/>; if ((a+b) &lt; a)</text:span></text:p>
      <text:p text:style-name="P8">jg<text:tab/>short loc_80483F5<text:tab/>;<text:tab/><text:tab/>GOTO _abort</text:p>
      <text:p text:style-name="P4"><text:span text:style-name="T4">jmp<text:tab/>short loc_8048400<text:tab/>; -&gt; </text:span><text:span text:style-name="T3">нормальное продолжение</text:span></text:p>
      <text:p text:style-name="Standard"><text:span text:style-name="T4">__addvsi3</text:span><text:span text:style-name="T3"><text:tab/></text:span><text:span text:style-name="T4">endp</text:span></text:p>
      <text:p text:style-name="P10">Листинг <text:sequence text:ref-name="refЛистинг2" text:name="Листинг" text:formula="ooow:Листинг+1" style:num-format="1">3</text:sequence> компиляция компилятором <text:span text:style-name="T1">GCC </text:span>с ключом -ftrapv</text:p>
      <text:p text:style-name="P6">Сложение с флагом -ftrapv<text:span text:style-name="T1"> </text:span>безопасно, но… как же оно тормозит!!! Кстати, на уровне оптимизации <text:span text:style-name="T1">-O2</text:span> и выше, флаг -ftrapv игнорируется. Но даже без всякой оптимизации он не ловит переполнения при умножении и что самое печальное, поддерживается не всеми компиляторами.</text:p>
      <text:h text:style-name="Heading_20_2" text:outline-level="2">трюк 2 — пишем закон сами!</text:h>
      <text:p text:style-name="P6">На самом деле, для "безопасного" сложения чисел у нас есть все необходимые ингредиенты. Причем, это будет работать с любым компилятором на любом уровне оптимизации и с достаточно приличной скоростью (уж во всяком случае побыстрее, чем __addvsi3 в реализации от <text:span text:style-name="T1">GGC).</text:span></text:p>
      <text:p text:style-name="P6">Функция безопасного сложения двух переменных типа <text:span text:style-name="T1">int </text:span>в простейшем случае выглядит так:</text:p>
      <text:p text:style-name="P7"/>
      <text:p text:style-name="Standard"><text:span text:style-name="T4">#include </text:span><text:span text:style-name="T3">&lt;limits.h&gt;<text:tab/><text:tab/></text:span><text:span text:style-name="T4">// </text:span><text:span text:style-name="T3">здесь содержатся лимиты всех типов</text:span></text:p>
      <text:p text:style-name="Standard"><text:span text:style-name="T3">int </text:span><text:span text:style-name="T4">safe_</text:span><text:span text:style-name="T3">add(int a, int b)</text:span></text:p>
      <text:p text:style-name="P1">{</text:p>
      <text:p text:style-name="Standard"><text:span text:style-name="T3"><text:tab/>if(INT_MAX - b &lt; a)</text:span><text:span text:style-name="T4"><text:tab/>return _abort(ERROR_CODE);</text:span></text:p>
      <text:p text:style-name="Standard"><text:span text:style-name="T4"><text:tab/></text:span><text:span text:style-name="T3">return a + b;</text:span></text:p>
      <text:p text:style-name="P1">}</text:p>
      <text:p text:style-name="P10">Листинг <text:sequence text:ref-name="refЛистинг3" text:name="Листинг" text:formula="ooow:Листинг+1" style:num-format="1">4</text:sequence> функция безопасного сложения</text:p>
      <text:p text:style-name="P6"><text:soft-page-break/>Дизассемблерный листинг не приводится за ненадобностью. Если компилятор заинлайнит <text:span text:style-name="T1">safe_add</text:span>, то мы имеем следующий оверхид: одно лишнее ветвление, одно лишнее сравнение и одно лишнее вычитание. Конечно, в особо критичных фрагментах (да еще и в глубоко вложенных циклах) этот оверхид непременно даст о себе знать, и тогда лучше отказаться от <text:span text:style-name="T1">safe_add </text:span>и пойти другим путем. Например, обосновать, что переполнения (в данном месте) не может произойти в принципе даже при обычном сложении.</text:p>
      <text:h text:style-name="Heading_20_2" text:outline-level="2">трюк 3 — отправляемся в плаванье</text:h>
      <text:p text:style-name="P6">Вещественные переменные, в отличии от целочисленных, работают чуть медленнее, хотя… это еще как сказать! С учетом того, что <text:span text:style-name="T1">ALU </text:span>и <text:span text:style-name="T1">FPU </text:span>блоки современных ЦП работают параллельно, то для достижения наивысшей производительности, целочисленные и вещественные переменные должны использоваться совместно (конкретная пропорция определяется типом и архитектурой процессора).</text:p>
      <text:p text:style-name="P6">Главное, что <text:span text:style-name="T1">x86 </text:span>(и некоторые другие ЦП) поддерживают генерацию исключений при переполнении вещественных переменных, хотя по умолчанию она выключена и включить ее, увы, средствами "чистого" языка Си нельзя, но вот если прибегнуть к функциями <text:span text:style-name="T1">API</text:span> или нестандартным расширениям….</text:p>
      <text:p text:style-name="P6">Рассмотрим следующую программу:</text:p>
      <text:p text:style-name="P4"/>
      <text:p text:style-name="Standard"><text:span text:style-name="T3">#include &lt;float.h&gt;</text:span></text:p>
      <text:p text:style-name="P1">#include &lt;stdio.h&gt;</text:p>
      <text:p text:style-name="P1"/>
      <text:p text:style-name="P1">main()</text:p>
      <text:p text:style-name="P1">{</text:p>
      <text:p text:style-name="Standard"><text:span text:style-name="T4"><text:tab/>// </text:span><text:span text:style-name="T3">объявляем вещественную переменную</text:span></text:p>
      <text:p text:style-name="Standard"><text:span text:style-name="T3"><text:tab/></text:span><text:span text:style-name="T4">// </text:span><text:span text:style-name="T3">(это может быть так же и </text:span><text:span text:style-name="T4">float)</text:span></text:p>
      <text:p text:style-name="Standard"><text:span text:style-name="T4"><text:tab/>double </text:span><text:span text:style-name="T3">f = </text:span><text:span text:style-name="T4">666</text:span><text:span text:style-name="T3">;</text:span></text:p>
      <text:p text:style-name="P2"><text:tab/></text:p>
      <text:p text:style-name="Standard"><text:span text:style-name="T4"><text:tab/>// </text:span><text:span text:style-name="T3">считываем значение управляющего слова</text:span></text:p>
      <text:p text:style-name="Standard"><text:span text:style-name="T3"><text:tab/></text:span><text:span text:style-name="T4">// </text:span><text:span text:style-name="T3">сопроцессора через </text:span><text:span text:style-name="T4">MS-specific </text:span><text:span text:style-name="T3">функцию</text:span></text:p>
      <text:p text:style-name="Standard"><text:span text:style-name="T4"><text:tab/></text:span><text:span text:style-name="T3">int cw = _controlfp(0, 0);</text:span></text:p>
      <text:p text:style-name="P2"><text:tab/></text:p>
      <text:p text:style-name="Standard"><text:span text:style-name="T4"><text:tab/></text:span><text:span text:style-name="T3">// задействуем исключения для след. ситуаций</text:span></text:p>
      <text:p text:style-name="Standard"><text:span text:style-name="T4"><text:tab/></text:span><text:span text:style-name="T3">cw &amp;=~(EM_OVERFLOW|EM_UNDERFLOW|EM_INEXACT|EM_ZERODIVIDE|EM_DENORMAL);</text:span></text:p>
      <text:p text:style-name="P2"><text:tab/></text:p>
      <text:p text:style-name="Standard"><text:span text:style-name="T3"><text:tab/></text:span><text:span text:style-name="T4">// </text:span><text:span text:style-name="T3">обновляем содержимое управляющего слова сопроцессора</text:span></text:p>
      <text:p text:style-name="Standard"><text:span text:style-name="T4"><text:tab/></text:span><text:span text:style-name="T3">_controlfp( cw, MCW_EM );</text:span></text:p>
      <text:p text:style-name="P2"><text:tab/></text:p>
      <text:p text:style-name="Standard"><text:span text:style-name="T4"><text:tab/></text:span><text:span text:style-name="T3">__try{<text:tab/><text:tab/><text:tab/><text:tab/></text:span><text:span text:style-name="T4">// </text:span><text:span text:style-name="T3">в блоке </text:span><text:span text:style-name="T4">try </text:span><text:span text:style-name="T3">мы будем делать исключения</text:span></text:p>
      <text:p text:style-name="P1"><text:tab/></text:p>
      <text:p text:style-name="Standard"><text:span text:style-name="T3"><text:tab/></text:span><text:span text:style-name="T4"><text:tab/></text:span><text:span text:style-name="T3">while(1)<text:tab/><text:tab/></text:span><text:span text:style-name="T4">// </text:span><text:span text:style-name="T3">в бесконечном цикле вычисляем </text:span><text:span text:style-name="T4">f = f * f</text:span></text:p>
      <text:p text:style-name="Standard"><text:span text:style-name="T3"><text:tab/></text:span><text:span text:style-name="T4"><text:tab/></text:span><text:span text:style-name="T3">{</text:span><text:span text:style-name="T4"><text:tab/><text:tab/><text:tab/>// </text:span><text:span text:style-name="T3">выводя его содержимое на экран</text:span></text:p>
      <text:p text:style-name="Standard"><text:span text:style-name="T4"><text:tab/><text:tab/><text:tab/></text:span><text:span text:style-name="T3">printf("%f\n", f</text:span><text:span text:style-name="T4"> </text:span><text:span text:style-name="T3">=</text:span><text:span text:style-name="T4"> </text:span><text:span text:style-name="T3">f</text:span><text:span text:style-name="T4"> * f</text:span><text:span text:style-name="T3">);</text:span></text:p>
      <text:p text:style-name="Standard"><text:span text:style-name="T3"><text:tab/></text:span><text:span text:style-name="T4"><text:tab/></text:span><text:span text:style-name="T3">}</text:span></text:p>
      <text:p text:style-name="Standard"><text:span text:style-name="T4"><text:tab/></text:span><text:span text:style-name="T3">}</text:span></text:p>
      <text:p text:style-name="P2"><text:tab/></text:p>
      <text:p text:style-name="Standard"><text:span text:style-name="T4"><text:tab/></text:span><text:span text:style-name="T3">except(puts("in filter"), 1)<text:tab/></text:span><text:span text:style-name="T4">// </text:span><text:span text:style-name="T3">а тут мы ловим возникающие исключения!</text:span></text:p>
      <text:p text:style-name="Standard"><text:span text:style-name="T4"><text:tab/></text:span><text:span text:style-name="T3">{</text:span></text:p>
      <text:p text:style-name="Standard"><text:span text:style-name="T4"><text:tab/><text:tab/></text:span><text:span text:style-name="T3">puts("in except");<text:tab/></text:span><text:span text:style-name="T4">// </text:span><text:span text:style-name="T3">для упрощения обработка исключений опущена</text:span></text:p>
      <text:p text:style-name="Standard"><text:span text:style-name="T4"><text:tab/></text:span><text:span text:style-name="T3">}</text:span></text:p>
      <text:p text:style-name="P1">}</text:p>
      <text:p text:style-name="P10">Листинг <text:sequence text:ref-name="refЛистинг4" text:name="Листинг" text:formula="ooow:Листинг+1" style:num-format="1">5</text:sequence> активация исключений при работе с вещественными переменными</text:p>
      <text:p text:style-name="P6">В зависимости от компилятора (и процессора) данный пример будет тормозить в большей или меньшей степени. В частности, на <text:span text:style-name="T1">x86 </text:span>вещественное деление _намного_ быстрее целочисленного. С другой стороны, компилятор <text:span text:style-name="T1">MS VC </text:span>выполняет вещественное сложение в разы медленнее, главным образом потому, что не умеет сохранять промежуточный результат вычислений в регистрах сопроцессора и постоянно загружает/выгружает их в переменные, находящиеся в памяти. <text:span text:style-name="T1">GCC </text:span>такой ерундой не страдает и при переходе с целочисленных переменных на вещественные быстродействие не только не падает, но местами даже и возрастает.</text:p>
      <text:p text:style-name="P6">Плюс, вещественные переменные имеют замечательное значение "не число", которое очень удобно использовать в качестве индикатора ошибки. У целочисленных с этим — настоящая проблема. Одни функции возвращают ноль, другие минус один, в результате чего возникает путаница, а если и ноль, и минус один входят в диапазон допустимых значений, <text:soft-page-break/>возвращаемых функцией, приходится не по детски извращаться, возвращая код ошибки в аргументе, переданном по указателю или же через исключения.</text:p>
      <text:p text:style-name="P6">А с вещественными переменными все просто! И удобно! И это удобство стоит небольшой платы за производительность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12-04T07:51:00</dc:date>
    <meta:editing-cycles>79</meta:editing-cycles>
    <meta:editing-duration>PT4H27M</meta:editing-duration>
    <meta:document-statistic meta:table-count="0" meta:image-count="0" meta:object-count="0" meta:page-count="4" meta:paragraph-count="118" meta:word-count="1308" meta:character-count="8978" meta:non-whitespace-character-count="7623"/>
    <meta:generator>LibreOffice/5.1.4.2$Windows_x86 LibreOffice_project/f99d75f39f1c57ebdd7ffc5f42867c12031db97a</meta:generator>
  </office:meta>
</office:document-meta>
</file>